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Standard" style:list-style-name="L1">
      <style:paragraph-properties fo:text-align="start" style:justify-single-word="false"/>
      <style:text-properties officeooo:paragraph-rsid="000ddae4"/>
    </style:style>
    <style:style style:name="P2" style:family="paragraph" style:parent-style-name="Standard">
      <style:paragraph-properties fo:text-align="end" style:justify-single-word="false"/>
      <style:text-properties officeooo:rsid="000ddae4" officeooo:paragraph-rsid="000ddae4"/>
    </style:style>
    <style:style style:name="P3" style:family="paragraph" style:parent-style-name="Standard">
      <style:paragraph-properties fo:text-align="start" style:justify-single-word="false"/>
      <style:text-properties officeooo:rsid="000ddae4" officeooo:paragraph-rsid="000ddae4"/>
    </style:style>
    <style:style style:name="P4" style:family="paragraph" style:parent-style-name="Standard">
      <style:paragraph-properties fo:text-align="start" style:justify-single-word="false"/>
      <style:text-properties fo:font-weight="bold" officeooo:rsid="000ddae4" officeooo:paragraph-rsid="000ddae4" style:font-weight-asian="bold" style:font-weight-complex="bold"/>
    </style:style>
    <style:style style:name="P5" style:family="paragraph" style:parent-style-name="Standard">
      <style:paragraph-properties fo:text-align="start" style:justify-single-word="false"/>
      <style:text-properties fo:font-weight="normal" officeooo:paragraph-rsid="000ddae4" style:font-weight-asian="normal" style:font-weight-complex="normal"/>
    </style:style>
    <style:style style:name="P6" style:family="paragraph" style:parent-style-name="Standard" style:list-style-name="L1">
      <style:paragraph-properties fo:text-align="start" style:justify-single-word="false"/>
      <style:text-properties fo:font-weight="normal" officeooo:paragraph-rsid="000ddae4" style:font-weight-asian="normal" style:font-weight-complex="normal"/>
    </style:style>
    <style:style style:name="P7" style:family="paragraph" style:parent-style-name="Text_20_body">
      <style:paragraph-properties fo:text-align="start" style:justify-single-word="false"/>
      <style:text-properties fo:font-weight="normal" officeooo:paragraph-rsid="000ddae4" style:font-weight-asian="normal" style:font-weight-complex="normal"/>
    </style:style>
    <style:style style:name="P8" style:family="paragraph" style:parent-style-name="Text_20_body" style:list-style-name="L6">
      <style:paragraph-properties fo:text-align="start" style:justify-single-word="false"/>
      <style:text-properties fo:font-weight="normal" officeooo:paragraph-rsid="000ddae4" style:font-weight-asian="normal" style:font-weight-complex="normal"/>
    </style:style>
    <style:style style:name="P9" style:family="paragraph" style:parent-style-name="Text_20_body" style:list-style-name="L9">
      <style:paragraph-properties fo:text-align="start" style:justify-single-word="false"/>
      <style:text-properties fo:font-weight="normal" officeooo:paragraph-rsid="000ddae4" style:font-weight-asian="normal" style:font-weight-complex="normal"/>
    </style:style>
    <style:style style:name="P10" style:family="paragraph" style:parent-style-name="Text_20_body">
      <style:paragraph-properties fo:text-align="start" style:justify-single-word="false"/>
      <style:text-properties fo:font-weight="normal" officeooo:rsid="000ddae4" officeooo:paragraph-rsid="000ddae4" style:font-weight-asian="normal" style:font-weight-complex="normal"/>
    </style:style>
    <style:style style:name="P11" style:family="paragraph" style:parent-style-name="Text_20_body" style:list-style-name="L6">
      <style:paragraph-properties fo:text-align="start" style:justify-single-word="false"/>
      <style:text-properties fo:font-weight="normal" officeooo:rsid="000ddae4" officeooo:paragraph-rsid="000ddae4" style:font-weight-asian="normal" style:font-weight-complex="normal"/>
    </style:style>
    <style:style style:name="P12" style:family="paragraph" style:parent-style-name="Text_20_body" style:list-style-name="L9">
      <style:paragraph-properties fo:text-align="start" style:justify-single-word="false"/>
      <style:text-properties fo:font-weight="normal" officeooo:paragraph-rsid="000ddae4" fo:background-color="#ffff00" style:font-weight-asian="normal" style:font-weight-complex="normal"/>
    </style:style>
    <style:style style:name="P13" style:family="paragraph" style:parent-style-name="Text_20_body" style:list-style-name="L11">
      <style:paragraph-properties fo:text-align="start" style:justify-single-word="false"/>
      <style:text-properties fo:font-variant="normal" fo:text-transform="none" fo:color="#212529" loext:opacity="100%" style:font-name="apple-system" fo:font-size="11.25pt" fo:letter-spacing="normal" fo:font-style="normal" fo:font-weight="normal" officeooo:paragraph-rsid="000ddae4"/>
    </style:style>
    <style:style style:name="P14" style:family="paragraph" style:parent-style-name="Text_20_body" style:list-style-name="L5">
      <style:paragraph-properties fo:text-align="start" style:justify-single-word="false"/>
      <style:text-properties fo:font-variant="normal" fo:text-transform="none" fo:color="#212529" loext:opacity="100%" style:font-name="apple-system" fo:font-size="11.25pt" fo:letter-spacing="normal" fo:font-style="normal" fo:font-weight="normal" officeooo:paragraph-rsid="000ddae4" style:font-weight-asian="normal" style:font-weight-complex="normal"/>
    </style:style>
    <style:style style:name="P15" style:family="paragraph" style:parent-style-name="Text_20_body" style:list-style-name="L9">
      <style:paragraph-properties fo:text-align="start" style:justify-single-word="false"/>
      <style:text-properties fo:font-variant="normal" fo:text-transform="none" fo:color="#212529" loext:opacity="100%" style:font-name="apple-system" fo:font-size="11.25pt" fo:letter-spacing="normal" fo:font-style="normal" fo:font-weight="normal" officeooo:rsid="000ddae4" officeooo:paragraph-rsid="000ddae4" style:font-weight-asian="normal" style:font-weight-complex="normal"/>
    </style:style>
    <style:style style:name="P16" style:family="paragraph" style:parent-style-name="Text_20_body" style:list-style-name="L5">
      <style:paragraph-properties fo:text-align="start" style:justify-single-word="false"/>
      <style:text-properties fo:font-variant="normal" fo:text-transform="none" fo:color="#212529" loext:opacity="100%" style:font-name="apple-system" fo:font-size="11.25pt" fo:letter-spacing="normal" fo:font-style="normal" fo:font-weight="bold" officeooo:paragraph-rsid="000ddae4" style:font-weight-asian="bold" style:font-weight-complex="bold"/>
    </style:style>
    <style:style style:name="P17" style:family="paragraph" style:parent-style-name="Text_20_body" style:list-style-name="L11">
      <style:paragraph-properties fo:text-align="start" style:justify-single-word="false"/>
      <style:text-properties fo:font-variant="normal" fo:text-transform="none" fo:color="#212529" loext:opacity="100%" style:font-name="apple-system" fo:font-size="11.25pt" fo:letter-spacing="normal" fo:font-style="normal" fo:font-weight="bold" officeooo:paragraph-rsid="000ddae4" style:font-weight-asian="bold" style:font-weight-complex="bold"/>
    </style:style>
    <style:style style:name="P18" style:family="paragraph" style:parent-style-name="Text_20_body" style:list-style-name="L9">
      <style:paragraph-properties fo:text-align="start" style:justify-single-word="false"/>
      <style:text-properties fo:font-variant="normal" fo:text-transform="none" fo:color="#212529" loext:opacity="100%" style:font-name="apple-system" fo:font-size="11.25pt" fo:letter-spacing="normal" fo:font-style="normal" fo:font-weight="bold" officeooo:rsid="000ddae4" officeooo:paragraph-rsid="000ddae4" style:font-weight-asian="bold" style:font-weight-complex="bold"/>
    </style:style>
    <style:style style:name="P19" style:family="paragraph" style:parent-style-name="Text_20_body">
      <style:paragraph-properties fo:text-align="start" style:justify-single-word="false"/>
      <style:text-properties officeooo:paragraph-rsid="000ddae4"/>
    </style:style>
    <style:style style:name="P20" style:family="paragraph" style:parent-style-name="Text_20_body" style:list-style-name="L1">
      <style:paragraph-properties fo:text-align="start" style:justify-single-word="false"/>
      <style:text-properties officeooo:paragraph-rsid="000ddae4"/>
    </style:style>
    <style:style style:name="P21" style:family="paragraph" style:parent-style-name="Text_20_body" style:list-style-name="L6">
      <style:paragraph-properties fo:text-align="start" style:justify-single-word="false"/>
      <style:text-properties officeooo:paragraph-rsid="000ddae4"/>
    </style:style>
    <style:style style:name="P22" style:family="paragraph" style:parent-style-name="Text_20_body" style:list-style-name="L9">
      <style:paragraph-properties fo:text-align="start" style:justify-single-word="false"/>
      <style:text-properties officeooo:paragraph-rsid="000ddae4"/>
    </style:style>
    <style:style style:name="P23" style:family="paragraph" style:parent-style-name="Text_20_body">
      <style:paragraph-properties fo:text-align="start" style:justify-single-word="false"/>
      <style:text-properties fo:font-weight="bold" officeooo:paragraph-rsid="000ddae4" style:font-weight-asian="bold" style:font-weight-complex="bold"/>
    </style:style>
    <style:style style:name="P24" style:family="paragraph" style:parent-style-name="Text_20_body" style:list-style-name="L6">
      <style:paragraph-properties fo:text-align="start" style:justify-single-word="false"/>
      <style:text-properties fo:font-weight="bold" officeooo:paragraph-rsid="000ddae4" style:font-weight-asian="bold" style:font-weight-complex="bold"/>
    </style:style>
    <style:style style:name="P25" style:family="paragraph" style:parent-style-name="Text_20_body" style:list-style-name="L9">
      <style:paragraph-properties fo:text-align="start" style:justify-single-word="false"/>
      <style:text-properties fo:font-weight="bold" officeooo:paragraph-rsid="000ddae4" style:font-weight-asian="bold" style:font-weight-complex="bold"/>
    </style:style>
    <style:style style:name="P26" style:family="paragraph" style:parent-style-name="Text_20_body" style:list-style-name="L7">
      <style:paragraph-properties fo:text-align="start" style:justify-single-word="false"/>
      <style:text-properties fo:font-weight="bold" officeooo:rsid="000ddae4" officeooo:paragraph-rsid="000ddae4" style:font-weight-asian="bold" style:font-weight-complex="bold"/>
    </style:style>
    <style:style style:name="P27" style:family="paragraph" style:parent-style-name="Text_20_body" style:list-style-name="L9">
      <style:paragraph-properties fo:text-align="start" style:justify-single-word="false"/>
      <style:text-properties fo:font-weight="bold" officeooo:rsid="000ddae4" officeooo:paragraph-rsid="000ddae4" style:font-weight-asian="bold" style:font-weight-complex="bold"/>
    </style:style>
    <style:style style:name="P28" style:family="paragraph" style:parent-style-name="Text_20_body" style:list-style-name="L9">
      <style:paragraph-properties fo:text-align="start" style:justify-single-word="false"/>
      <style:text-properties fo:color="#000000" loext:opacity="100%" fo:font-weight="normal" officeooo:paragraph-rsid="000ddae4" fo:background-color="#ffff00" style:font-weight-asian="normal" style:font-weight-complex="normal"/>
    </style:style>
    <style:style style:name="P29" style:family="paragraph" style:parent-style-name="Text_20_body" style:list-style-name="L9">
      <style:paragraph-properties fo:text-align="start" style:justify-single-word="false"/>
      <style:text-properties officeooo:paragraph-rsid="000ddae4" fo:background-color="#ffff00"/>
    </style:style>
    <style:style style:name="T1" style:family="text">
      <style:text-properties officeooo:rsid="000ddae4"/>
    </style:style>
    <style:style style:name="T2" style:family="text">
      <style:text-properties fo:font-variant="normal" fo:text-transform="none" fo:color="#212529" loext:opacity="100%" style:font-name="apple-system" fo:font-size="11.25pt" fo:letter-spacing="normal" fo:font-style="normal"/>
    </style:style>
    <style:style style:name="T3" style:family="text">
      <style:text-properties fo:font-variant="normal" fo:text-transform="none" fo:color="#212529" loext:opacity="100%" style:font-name="apple-system" fo:font-size="11.25pt" fo:letter-spacing="normal" fo:font-style="normal" fo:font-weight="normal"/>
    </style:style>
    <style:style style:name="T4" style:family="text">
      <style:text-properties fo:font-variant="normal" fo:text-transform="none" fo:color="#212529" loext:opacity="100%" style:font-name="apple-system" fo:font-size="11.25pt" fo:letter-spacing="normal" fo:font-style="normal" fo:font-weight="normal" officeooo:rsid="000ddae4" style:font-weight-asian="normal" style:font-weight-complex="normal"/>
    </style:style>
    <style:style style:name="T5" style:family="text">
      <style:text-properties fo:font-variant="normal" fo:text-transform="none" fo:color="#212529" loext:opacity="100%" style:font-name="apple-system" fo:font-size="11.25pt" fo:letter-spacing="normal" fo:font-style="normal" fo:font-weight="normal" style:font-weight-asian="bold" style:font-weight-complex="bold"/>
    </style:style>
    <style:style style:name="T6" style:family="text">
      <style:text-properties fo:font-variant="normal" fo:text-transform="none" fo:color="#212529" loext:opacity="100%" style:font-name="apple-system" fo:font-size="11.25pt" fo:letter-spacing="normal" fo:font-style="normal" fo:font-weight="bold" style:font-weight-asian="bold" style:font-weight-complex="bold"/>
    </style:style>
    <style:style style:name="T7" style:family="text">
      <style:text-properties fo:font-variant="normal" fo:text-transform="none" fo:color="#212529" loext:opacity="100%" style:font-name="apple-system" fo:font-size="11.25pt" fo:letter-spacing="normal" fo:font-style="normal" fo:font-weight="bold" officeooo:rsid="000ddae4" style:font-weight-asian="bold" style:font-weight-complex="bold"/>
    </style:style>
    <style:style style:name="T8" style:family="text">
      <style:text-properties fo:font-variant="normal" fo:text-transform="none" fo:color="#212529" loext:opacity="100%" style:font-name="apple-system" fo:font-size="11.25pt" fo:letter-spacing="normal" fo:font-style="normal" officeooo:rsid="000ddae4"/>
    </style:style>
    <style:style style:name="T9" style:family="text">
      <style:text-properties fo:font-weight="normal"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0ddae4" style:font-weight-asian="bold" style:font-weight-complex="bold"/>
    </style:style>
    <style:style style:name="T13" style:family="text">
      <style:text-properties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drés Fernández Pereira</text:p>
      <text:p text:style-name="P3"><text:span text:style-name="T3"/></text:p>
      <text:p text:style-name="P4"><text:span text:style-name="T2">1.- Busca información sobre los términos de:</text:span> </text:p>
      <text:p text:style-name="P4"/>
      <text:list xml:id="list3530593485" text:style-name="L1">
        <text:list-item>
          <text:p text:style-name="P1"><text:span text:style-name="T12">La licencia de Openbravo ERP Privada</text:span></text:p>
          <text:p text:style-name="P6">Openbravo ERP está licenciado bajo la Licencia Pública Openbravo Versión 1.1:</text:p>
          <text:p text:style-name="P6"/>
          <text:p text:style-name="P6">Los contenidos de este archivo están sujetos a la Licencia Pública Openbravo Versión 1.1 (the "License"), que es la Licencia Pública Mozilla version 1.1 con una cláusula de atribución permitida; usted no puede usar este archivo a menos que sea en conformidad con la licencia. </text:p>
          <text:p text:style-name="P6"/>
          <text:p text:style-name="P6">El software que se distribuye bajo esta Licencia se distribuye "TAL CUAL", SIN GARANTÍAS DE NINGÚN TIPO, ya sea expresa o implícita. Vea la Licencia para el lenguaje específico que rige los derechos y limitaciones bajo la Licencia.</text:p>
          <text:p text:style-name="P6"/>
          <text:p text:style-name="P6">El Código Original es de Openbravo ERP. El Desarrolladodr Inicial del Código Origial es Openbravo SLU. Todas las porciones son Copyright (C) 2001-2008 Openbravo SLU. Todos los derechos reservados.</text:p>
        </text:list-item>
      </text:list>
      <text:p text:style-name="P5"/>
      <text:list xml:id="list203055052715006" text:continue-numbering="true" text:style-name="L1">
        <text:list-item>
          <text:p text:style-name="P20"><text:bookmark text:name="yui_3_17_2_1_1697824134328_44"/><text:span text:style-name="T6">La licencia del ERP de software libre OpenERP </text:span><text:span text:style-name="T7">Libre</text:span></text:p>
        </text:list-item>
      </text:list>
      <text:p text:style-name="P5"><text:tab/>Odoo (anteriormente OpenERP) es un completo sistema de gestión empresarial (ERP) de <text:tab/>código abierto y sin coste de licencias que cubre las necesidades de las áreas de: <text:tab/>Contabilidad y Finanzas, Ventas, RRHH, Compras, Proyectos, Almacenes (SGA), CRM y <text:tab/>Fabricación entre otras.</text:p>
      <text:p text:style-name="P5"/>
      <text:list text:style-name="L5">
        <text:list-item>
          <text:p text:style-name="P16"><text:bookmark text:name="Copia de yui_3_17_2_1_1697824134328_44 1"/>Copyright de la empresa SAP <text:span text:style-name="T1">Privativo</text:span></text:p>
        </text:list-item>
        <text:list-item>
          <text:p text:style-name="P14">© 2020 SAP SE o una empresa filial de SAP. Reservados todos los derechos.</text:p>
        </text:list-item>
        <text:list-item>
          <text:p text:style-name="P14">Queda prohibida la reproducción o transmisión de cualquier parte de esta publicación, en cualquier forma o para cualquier fin, sin el permiso expreso de SAP SE o de una empresa filial de SAP. La información que aquí se incluye puede modificarse sin previo aviso.</text:p>
        </text:list-item>
        <text:list-item>
          <text:p text:style-name="P14">Algunos productos de software comercializados por SAP SE y sus distribuidores contienen componentes de software con derechos de autor de otros proveedores de software. Las especificaciones de productos en cada país pueden ser diferentes.</text:p>
        </text:list-item>
        <text:list-item>
          <text:p text:style-name="P14">SAP SE o una empresa filial de SAP SE proporcionan estos materiales con fines meramente informativos, sin manifestación ni garantía de ningún tipo. Ni SAP SE ni sus empresas filiales se hacen responsables de los errores u omisiones en relación con los materiales. Las únicas garantías para los productos y servicios de SAP SE o de sus empresas filiales son aquellas especificadas en las cláusulas expresas de garantía que acompañan a dichos productos y servicios, si las hubiera. Nada de lo que se incluye en este documento debe interpretarse como garantía adicional.</text:p>
          <text:p text:style-name="P14"/>
        </text:list-item>
        <text:list-item>
          <text:p text:style-name="P14">SAP y los productos y servicios de SAP mencionados, así como sus respectivos logotipos, son marcas comerciales o marcas registradas de SAP SE (o de una empresa filial de SAP) <text:soft-page-break/>en Alemania y en otros países. Todos los nombres y servicios de productos son las marcas comerciales de sus respectivas empresas.</text:p>
        </text:list-item>
      </text:list>
      <text:p text:style-name="P7"/>
      <text:p text:style-name="P23"><text:span text:style-name="T2">2.- Busca información de cómo surgieron y datos a destacar de:</text:span> </text:p>
      <text:list xml:id="list1142406370" text:style-name="L6">
        <text:list-item>
          <text:p text:style-name="P24">Openbravo ERP</text:p>
        </text:list-item>
      </text:list>
      <text:list text:style-name="L7">
        <text:list-item>
          <text:list>
            <text:list-header>
              <text:p text:style-name="P26">Historia</text:p>
            </text:list-header>
          </text:list>
        </text:list-item>
      </text:list>
      <text:list xml:id="list203055250709413" text:continue-list="list1142406370" text:style-name="L6">
        <text:list-header>
          <text:p text:style-name="P8">Se desarrolló en un principio por dos profesores de la Universidad de Navarra, los dos involucrados desde mediados de los años 1990 en la gestión de la universidad. Usaron como base Compiere y orientaron el proyecto como una aplicación Web. La idea se realizó en una nueva compañía nombrada en su momento Tecnicia (ahora conocida cómo Openbravo S.L.) fundada en agosto del 2001 por Serrano, Ciordia y Aguinaga. El producto resultante fue un nuevo ERP.</text:p>
          <text:p text:style-name="P8"/>
          <text:p text:style-name="P8">Actualmente Openbravo ERP consta de dos versiones; una, Openbravo Community Edition (libre y gratuita) con soporte y funciones limitadas (no está permitida la administración de backups) asi como actualizaciones restringidas y sin garantía de corrección de fallos y otra, Openbravo Network Edition (con elementos privativos y comerciales) que requiere la compra de una licencia, esta versión soportada provee actualizaciones de código, funcionalidad, incluye los módulos comerciales (no incluidos en la versión libre) y soporte directo. El código de la versión libre se publicó en abril del 2006.</text:p>
          <text:list>
            <text:list-header>
              <text:p text:style-name="P21"><text:span text:style-name="T12"/></text:p>
              <text:p text:style-name="P21"><text:span text:style-name="T12">Características</text:span></text:p>
            </text:list-header>
          </text:list>
          <text:p text:style-name="P11">Es una aplicación completamente web que ha sido desarrollada siguiendo el modelo Modelo Vista Controlador (Model, View, Control), lo que facilita el desacoplamiento de las áreas de desarrollo, permitiendo el crecimiento sostenible de la aplicación y una mayor facilidad en el mantenimiento del código. La mayor parte del código se genera automáticamente por el motor denominado WAD (Wizard for Application Development), basándose en la información contenida en el diccionario del modelo de datos (Data Model Dictionary). Esta característica proporciona una mejor calidad del código al reducir drásticamente la codificación manual, al tiempo que mejora la productividad y eficiencia del desarrollo. El motor ejecuta y recompila la aplicación cada vez que el administrador modifica la configuración para adaptarla a un nuevo requerimiento.</text:p>
        </text:list-header>
      </text:list>
      <text:p text:style-name="P10"/>
      <text:p text:style-name="P10"/>
      <text:p text:style-name="P10"/>
      <text:p text:style-name="P10"/>
      <text:p text:style-name="P10"/>
      <text:p text:style-name="P10"/>
      <text:list xml:id="list4274597096" text:style-name="L9">
        <text:list-item>
          <text:p text:style-name="P27"><text:bookmark text:name="yui_3_17_2_1_1697824134328_48"/><text:bookmark text:name="yui_3_17_2_1_1697824134328_47"/><text:soft-page-break/><text:span text:style-name="T2">OpenERP</text:span></text:p>
          <text:list>
            <text:list-header>
              <text:p text:style-name="P27">Historia</text:p>
            </text:list-header>
          </text:list>
          <text:p text:style-name="P15">Desde 2.005, a partir de Tiny ERP, Odoo ha ido creciendo constantemente.</text:p>
          <text:p text:style-name="P15">OpenERP S.A (actualmente Odoo S.A) se funda en marzo de 2002 por Fabien Pinckaers, su actual CEO. La compañía belga desarrolló un sistema ERP de código abiertyo (Open Source).</text:p>
          <text:p text:style-name="P15"/>
          <text:p text:style-name="P15">Tiny ERP</text:p>
          <text:p text:style-name="P15">De nombre “Tiny” (“pequeño” en inglés, trataba de describir la sencillez de su núcleo, <text:s/>estable y robusto) era un sistema modular, <text:s/>configurable, cliente-servidor, escrito en Python, y usaba como base de <text:s/>datos, PostgreSQL. La primera versión de Tiny ERP aparece en febrero de 2005.</text:p>
          <text:p text:style-name="P15"/>
          <text:p text:style-name="P15">OpenERP</text:p>
          <text:p text:style-name="P15">En abril de 2009 aparece OpenERP, en honor a su licencia libre y a su <text:s/>filosofía abierta y finalmente la primera versión de Odoo en 2014. Actualmente las versiones que más se están instalando son la 11 y la 12 (octubre de 2017 y 2018 respectivamente).</text:p>
          <text:p text:style-name="P18"/>
          <text:list text:continue-numbering="true">
            <text:list-header>
              <text:p text:style-name="P22"><text:span text:style-name="T7">La empresa</text:span></text:p>
            </text:list-header>
          </text:list>
          <text:p text:style-name="P9"><text:span text:style-name="T8">Odoo cuenta con más de 1100 partners oficiales en más de 120 países con <text:s/>miles de desarrolladores e instaladores independientes. Actualmente, la empresa matriz OpenERP S.A, continúa <text:s/>en Bélgica, cuenta con 250 empleados y <text:s/>6 oficinas (Bélgica, San Francisco, Nueva York, Luxemburgo, India y Hong Kong). Pero siendo Odoo una empresa global, proporciona soluciones de software adaptadas a las necesidades locales.</text:span></text:p>
          <text:p text:style-name="P9"><text:span text:style-name="T8"/></text:p>
          <text:p text:style-name="P9"><text:span text:style-name="T8">Odoo S.A, la empresa detrás del desarrollo principal, basa su modelo de negocio en su red de partners, apoyado en un servicio Saas que ofrece directamente a los usuarios finales para su versión Enterprise.</text:span></text:p>
          <text:p text:style-name="P9"><text:span text:style-name="T8"/></text:p>
          <text:p text:style-name="P22"><text:span text:style-name="T4">Además su versión Community es instalable On Premise, ya sea en los servidores locales o en cloud. En ambas versiones trabajan en todo el mundo más de 3000.000 de usuarios en este momento.</text:span></text:p>
        </text:list-item>
      </text:list>
      <text:p text:style-name="P19"><text:span text:style-name="T4"/></text:p>
      <text:p text:style-name="P19"><text:span text:style-name="T4"/></text:p>
      <text:p text:style-name="P19"><text:soft-page-break/><text:span text:style-name="T4"/></text:p>
      <text:list xml:id="list203054118886300" text:continue-numbering="true" text:style-name="L9">
        <text:list-item>
          <text:list>
            <text:list-header>
              <text:p text:style-name="P22"><text:span text:style-name="T11">Características</text:span></text:p>
            </text:list-header>
          </text:list>
          <text:p text:style-name="P28">Una de las claves de la versatilidad de Odoo es su estructura de módulos.</text:p>
          <text:p text:style-name="P9">En Odoo ERP la funcionalidad del negocio se organiza en módulos. Los módulos no son más que meras carpetas con una estructura predefinida, con código en Python y archivos XML en su interior.</text:p>
          <text:p text:style-name="P9">En <text:s/>Odoo ERP, se hace un uso intensivo de flujos de trabajo (Workflows) que se pueden integrar con sus distintos módulos.</text:p>
          <text:p text:style-name="P9">Un módulo define la estructura de los datos, formularios, informes, menús, procedimientos, flujos de trabajo, etc. Los módulos se definen mediante una sintaxis independiente del cliente, de tal forma que añadir nuevos objetos, como menús y formularios los hace disponibles para cualquier programador con una cierta experiencia.</text:p>
          <text:p text:style-name="P22"><text:span text:style-name="T11"/></text:p>
          <text:p text:style-name="P12">Aplicaciones cliente</text:p>
          <text:p text:style-name="P9">Los clientes son ligeros, porque no contienen la lógica del negocio. Se da soporte a una <text:s/>aplicación web implementada como un servidor HTTP que permite a los usuarios conectarse mediante un navegador de Internet. No obstante, la comunidad ha desarrollado otros clientes alternativos.</text:p>
          <text:p text:style-name="P9"/>
          <text:p text:style-name="P29"><text:span text:style-name="T11">Base de datos</text:span></text:p>
          <text:p text:style-name="P9">OpenERP usa PostgreSQL como sistema gestor de bases de datos.</text:p>
          <text:p text:style-name="P22"><text:span text:style-name="T11"/></text:p>
          <text:p text:style-name="P29"><text:span text:style-name="T11">Informes</text:span></text:p>
          <text:p text:style-name="P9">Odoo también cuenta con un sistema de reportes propio utilizando Webkit, y permite integración con otros motores como LibreOffice.org o Jaspersoft.</text:p>
          <text:p text:style-name="P22"><text:span text:style-name="T11"/></text:p>
          <text:p text:style-name="P29"><text:span text:style-name="T11">Módulos estándar de Odoo ERP</text:span></text:p>
          <text:p text:style-name="P25">Odoo viene provisto de módulos estándar tales como:</text:p>
          <text:list text:continue-numbering="true">
            <text:list-item>
              <text:p text:style-name="P9">Gestión de integral de ciclo de compra-venta.</text:p>
            </text:list-item>
            <text:list-item>
              <text:p text:style-name="P9">CRM.</text:p>
            </text:list-item>
            <text:list-item>
              <text:p text:style-name="P9">Gestión de proyectos.</text:p>
            </text:list-item>
            <text:list-item>
              <text:p text:style-name="P9">Gestión de almacenes e inventario.</text:p>
            </text:list-item>
            <text:list-item>
              <text:p text:style-name="P9">Fabricación.</text:p>
            </text:list-item>
            <text:list-item>
              <text:p text:style-name="P9">Contabilidad analítica y financiera.</text:p>
            </text:list-item>
            <text:list-item>
              <text:p text:style-name="P9">Terminal de punto de venta (TPV).</text:p>
            </text:list-item>
            <text:list-item>
              <text:p text:style-name="P9"><text:soft-page-break/>Gestión de activos.</text:p>
            </text:list-item>
            <text:list-item>
              <text:p text:style-name="P9">Gestión de recursos humanos.</text:p>
            </text:list-item>
            <text:list-item>
              <text:p text:style-name="P9">Asistencia técnica.</text:p>
            </text:list-item>
            <text:list-item>
              <text:p text:style-name="P9">Campañas de marketing.</text:p>
            </text:list-item>
            <text:list-item>
              <text:p text:style-name="P9">Emailing.</text:p>
            </text:list-item>
            <text:list-item>
              <text:p text:style-name="P9">Flujos de trabajo.</text:p>
            </text:list-item>
            <text:list-item>
              <text:p text:style-name="P9">Página web integrada. Formularios de contacto y área de clientes.</text:p>
              <text:p text:style-name="P22"><text:span text:style-name="T11"/></text:p>
            </text:list-item>
          </text:list>
        </text:list-item>
      </text:list>
      <text:p text:style-name="P23"><text:span text:style-name="T2">3.-Visita las páginas oficiales de:</text:span> </text:p>
      <text:list xml:id="list657256710" text:style-name="L11">
        <text:list-item>
          <text:p text:style-name="P13"><text:bookmark text:name="yui_3_17_2_1_1697824134328_50"/><text:span text:style-name="T11">Openbravo ERP</text:span></text:p>
          <text:p text:style-name="P13"><text:a xlink:type="simple" xlink:href="https://www.openbravo.com/es/" text:style-name="Internet_20_link" text:visited-style-name="Visited_20_Internet_20_Link"><text:span text:style-name="T13">https://www.openbravo.com/es/</text:span></text:a></text:p>
        </text:list-item>
        <text:list-item>
          <text:p text:style-name="P17">OpenERP</text:p>
        </text:list-item>
      </text:list>
      <text:p text:style-name="P23"><text:tab/><text:a xlink:type="simple" xlink:href="https://www.odoo.com/es_ES" text:style-name="Internet_20_link" text:visited-style-name="Visited_20_Internet_20_Link"><text:span text:style-name="T9">https://www.odoo.com/es_ES</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9:49:22.719000000</meta:creation-date>
    <dc:date>2023-10-20T20:30:53.059000000</dc:date>
    <meta:editing-duration>PT41M30S</meta:editing-duration>
    <meta:editing-cycles>1</meta:editing-cycles>
    <meta:document-statistic meta:table-count="0" meta:image-count="0" meta:object-count="0" meta:page-count="5" meta:paragraph-count="70" meta:word-count="1301" meta:character-count="8169" meta:non-whitespace-character-count="6951"/>
    <meta:generator>LibreOffice/7.5.3.2$Windows_X86_64 LibreOffice_project/9f56dff12ba03b9acd7730a5a481eea045e468f3</meta:generator>
  </office:meta>
</office:document-meta>
</file>